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500000283605530826CA206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-0.568cm" svg:y="0.175cm" svg:width="18.136cm" svg:height="17.905cm" draw:z-index="0"><draw:image xlink:href="Pictures/10000201000002F500000283605530826CA206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21:22:55.625000000</meta:creation-date>
    <dc:date>2020-04-19T21:25:47.955000000</dc:date>
    <meta:editing-duration>PT2M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1.2$Windows_X86_64 LibreOffice_project/b79626edf0065ac373bd1df5c28bd630b4424273</meta:generator>
  </office:meta>
</office:document-meta>
</file>